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6e4a2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6e4a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6e4a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6e4a2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6e4a2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6e4a2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6e4a2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6e4a2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6e4a2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6e4a2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4:57Z53"/>SURAT KEPUTUSAN</text:p>
      <text:p text:style-name="P9">No. / 422 / 454 /Adm.Sek</text:p>
      <text:p text:style-name="P10"/>
      <text:p text:style-name="P11">Berdasarkan :</text:p>
      <text:list xml:id="list272884310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AMAN SUPRIYATNA</text:span></text:p>
      <text:p text:style-name="P13"><text:span text:style-name="T2"><text:tab/><text:tab/>Tempat, Tanggal Lahir<text:tab/>: Serang, 23-09-2001</text:span></text:p>
      <text:p text:style-name="P13"><text:span text:style-name="T2"><text:tab/><text:tab/>NISN<text:tab/><text:tab/><text:tab/><text:tab/>: 0016311934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4:57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4:57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4:57Z53"/><text:bookmark-end text:name="_Hlk481362583MailMergeMark2020-05-06T04:24:57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4:26.702002404</meta:creation-date>
    <dc:date>2020-05-06T04:25:15.670869602</dc:date>
    <meta:print-date>2020-05-04T04:53:00</meta:print-date>
    <meta:editing-cycles>17</meta:editing-cycles>
    <meta:editing-duration>PT1H1M57S</meta:editing-duration>
    <meta:document-statistic meta:table-count="0" meta:image-count="33" meta:object-count="0" meta:page-count="1" meta:paragraph-count="222" meta:word-count="1441" meta:character-count="10145" meta:non-whitespace-character-count="8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